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/>
      <style:text-properties officeooo:rsid="000f3369" officeooo:paragraph-rsid="000f3369"/>
    </style:style>
    <style:style style:name="P2" style:family="paragraph" style:parent-style-name="Preformatted_20_Text">
      <style:text-properties officeooo:rsid="000f3369" officeooo:paragraph-rsid="000f3369"/>
    </style:style>
    <style:style style:name="P3" style:family="paragraph" style:parent-style-name="Preformatted_20_Text">
      <style:text-properties fo:font-size="18pt" officeooo:rsid="000f3369" officeooo:paragraph-rsid="000f3369" style:font-size-asian="15.75pt" style:font-size-complex="18pt"/>
    </style:style>
    <style:style style:name="P4" style:family="paragraph" style:parent-style-name="Preformatted_20_Text">
      <style:text-properties fo:font-size="18pt" fo:font-weight="bold" officeooo:rsid="000f3369" officeooo:paragraph-rsid="000f3369" style:font-size-asian="15.75pt" style:font-weight-asian="bold" style:font-size-complex="18pt" style:font-weight-complex="bold"/>
    </style:style>
    <style:style style:name="P5" style:family="paragraph" style:parent-style-name="Preformatted_20_Text">
      <style:text-properties fo:font-size="18pt" fo:font-weight="bold" officeooo:rsid="000f3369" officeooo:paragraph-rsid="000fb57f" style:font-size-asian="15.75pt" style:font-weight-asian="bold" style:font-size-complex="18pt" style:font-weight-complex="bold"/>
    </style:style>
    <style:style style:name="P6" style:family="paragraph" style:parent-style-name="Preformatted_20_Text">
      <style:text-properties officeooo:paragraph-rsid="000f3369"/>
    </style:style>
    <style:style style:name="P7" style:family="paragraph" style:parent-style-name="Preformatted_20_Text">
      <style:text-properties fo:font-size="10pt" fo:font-weight="normal" officeooo:rsid="000f3369" officeooo:paragraph-rsid="000fb57f" style:font-size-asian="8.75pt" style:font-weight-asian="normal" style:font-size-complex="10pt" style:font-weight-complex="normal"/>
    </style:style>
    <style:style style:name="P8" style:family="paragraph" style:parent-style-name="Preformatted_20_Text">
      <style:text-properties fo:font-variant="normal" fo:text-transform="none" fo:color="#000000" style:font-name="Liberation Mono" fo:font-size="10pt" fo:letter-spacing="normal" fo:font-style="normal" fo:font-weight="normal" officeooo:rsid="000f3369" officeooo:paragraph-rsid="000fb57f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Preformatted_20_Text">
      <style:text-properties fo:font-variant="normal" fo:text-transform="none" fo:color="#000000" style:font-name="Liberation Mono" fo:font-size="12pt" fo:letter-spacing="normal" fo:font-style="normal" fo:font-weight="bold" officeooo:rsid="000f3369" officeooo:paragraph-rsid="000fb57f" style:font-name-asian="Noto Sans Mono CJK SC" style:font-size-asian="12pt" style:font-weight-asian="bold" style:font-name-complex="Liberation Mono" style:font-size-complex="12pt" style:font-weight-complex="bold"/>
    </style:style>
    <style:style style:name="P10" style:family="paragraph" style:parent-style-name="Preformatted_20_Text">
      <style:text-properties fo:font-size="12pt" officeooo:rsid="000f3369" officeooo:paragraph-rsid="000f3369" style:font-size-asian="12pt" style:font-size-complex="12pt"/>
    </style:style>
    <style:style style:name="P11" style:family="paragraph" style:parent-style-name="Preformatted_20_Text">
      <style:text-properties fo:font-variant="normal" fo:text-transform="none" fo:color="#000000" style:font-name="Liberation Mono" fo:font-size="12pt" fo:letter-spacing="normal" fo:font-style="normal" fo:font-weight="bold" officeooo:rsid="000fb57f" officeooo:paragraph-rsid="000fb57f" style:font-name-asian="Noto Sans Mono CJK SC" style:font-size-asian="12pt" style:font-weight-asian="bold" style:font-name-complex="Liberation Mono" style:font-size-complex="12pt" style:font-weight-complex="bold"/>
    </style:style>
    <style:style style:name="T1" style:family="text">
      <style:text-properties officeooo:rsid="000fb57f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f3369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0f3369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tapa 1</text:p>
      <text:p text:style-name="P3"/>
      <text:p text:style-name="P2"><text:span text:style-name="T4">Enlace github:</text:span><text:span text:style-name="T2"> </text:span><text:a xlink:type="simple" xlink:href="https://github.com/sergiopruiz/ProyectoRecetas.git" text:style-name="Internet_20_link" text:visited-style-name="Visited_20_Internet_20_Link"><text:span text:style-name="T2">https://github.com/sergiopruiz/ProyectoRecetas.git</text:span></text:a></text:p>
      <text:p text:style-name="P10"/>
      <text:p text:style-name="P6"><text:span text:style-name="T5">Enlace RecetasV3:</text:span><text:span text:style-name="T3"> </text:span><text:a xlink:type="simple" xlink:href="https://sergiopr.tech/" text:style-name="Internet_20_link" text:visited-style-name="Visited_20_Internet_20_Link"><text:span text:style-name="T2">https://sergiopr.tech</text:span></text:a></text:p>
      <text:p text:style-name="P6"/>
      <text:p text:style-name="P5">Etapa <text:span text:style-name="T1">2</text:span></text:p>
      <text:p text:style-name="P7"/>
      <text:p text:style-name="P9">Comando <text:span text:style-name="T1">en el</text:span> VPS para poner en marcha el contenedor:</text:p>
      <text:p text:style-name="P8"/>
      <text:p text:style-name="P8">docker run -d -p 27020:27017 -v /home/wallapush/datos-mongo-docker:/data/db <text:s/>--restart unless-stopped mongo</text:p>
      <text:p text:style-name="P8"/>
      <text:p text:style-name="P8"/>
      <text:p text:style-name="P11">Comando para conectar la base de datos a nuestra web de recetas con Mongoose.</text:p>
      <text:p text:style-name="P8"/>
      <text:p text:style-name="P8">mongodb://sergiopr.tech:27020/recetasv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/>
      <style:text-properties officeooo:rsid="000f3369" officeooo:paragraph-rsid="000f336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actica 4<text:tab/>Despliegue de aplicaciones<text:tab/>Sergio Peña Rui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1-28T13:07:07.701734908</dc:date>
    <meta:editing-duration>PT9M45S</meta:editing-duration>
    <meta:editing-cycles>2</meta:editing-cycles>
    <meta:generator>LibreOffice/6.3.4.2.0$Linux_X86_64 LibreOffice_project/1e2df71cb6a569bbaaffb70308950743964880ae</meta:generator>
    <meta:document-statistic meta:table-count="0" meta:image-count="0" meta:object-count="0" meta:page-count="1" meta:paragraph-count="9" meta:word-count="54" meta:character-count="448" meta:non-whitespace-character-count="403"/>
  </office:meta>
</office:document-meta>
</file>